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14207c" officeooo:paragraph-rsid="0014207c" style:font-size-asian="14pt" style:font-size-complex="16pt"/>
    </style:style>
    <style:style style:name="P2" style:family="paragraph" style:parent-style-name="Standard">
      <style:text-properties fo:font-size="16pt" officeooo:rsid="0017e462" officeooo:paragraph-rsid="0017e462" style:font-size-asian="14pt" style:font-size-complex="16pt"/>
    </style:style>
    <style:style style:name="P3" style:family="paragraph" style:parent-style-name="Standard">
      <style:text-properties fo:font-size="16pt" officeooo:rsid="001ad9ce" officeooo:paragraph-rsid="001ad9ce" style:font-size-asian="14pt" style:font-size-complex="16pt"/>
    </style:style>
    <style:style style:name="P4" style:family="paragraph" style:parent-style-name="Standard">
      <style:text-properties fo:font-size="16pt" officeooo:rsid="001b85c8" officeooo:paragraph-rsid="001b85c8" style:font-size-asian="14pt" style:font-size-complex="16pt"/>
    </style:style>
    <style:style style:name="P5" style:family="paragraph" style:parent-style-name="Standard">
      <style:text-properties fo:font-size="16pt" officeooo:rsid="001df1d0" officeooo:paragraph-rsid="001df1d0" style:font-size-asian="14pt" style:font-size-complex="16pt"/>
    </style:style>
    <style:style style:name="P6" style:family="paragraph" style:parent-style-name="Standard">
      <style:text-properties fo:font-size="16pt" officeooo:rsid="002d2b46" officeooo:paragraph-rsid="002d2b46" style:font-size-asian="14pt" style:font-size-complex="16pt"/>
    </style:style>
    <style:style style:name="P7" style:family="paragraph" style:parent-style-name="Standard">
      <style:text-properties fo:font-size="16pt" officeooo:rsid="00364fcc" officeooo:paragraph-rsid="001ad9ce" style:font-size-asian="14pt" style:font-size-complex="16pt"/>
    </style:style>
    <style:style style:name="P8" style:family="paragraph" style:parent-style-name="Standard">
      <style:text-properties fo:font-size="16pt" officeooo:rsid="003a34ea" officeooo:paragraph-rsid="003a34ea" style:font-size-asian="14pt" style:font-size-complex="16pt"/>
    </style:style>
    <style:style style:name="P9" style:family="paragraph" style:parent-style-name="Standard">
      <style:text-properties fo:font-size="16pt" officeooo:rsid="004422c7" officeooo:paragraph-rsid="004422c7" style:font-size-asian="14pt" style:font-size-complex="16pt"/>
    </style:style>
    <style:style style:name="P10" style:family="paragraph" style:parent-style-name="Standard">
      <style:text-properties fo:font-size="16pt" officeooo:rsid="0048e635" officeooo:paragraph-rsid="0048e635" style:font-size-asian="14pt" style:font-size-complex="16pt"/>
    </style:style>
    <style:style style:name="P11" style:family="paragraph" style:parent-style-name="Standard">
      <style:text-properties fo:font-size="16pt" officeooo:rsid="00565caf" officeooo:paragraph-rsid="00565caf" style:font-size-asian="14pt" style:font-size-complex="16pt"/>
    </style:style>
    <style:style style:name="P12" style:family="paragraph" style:parent-style-name="Standard">
      <style:text-properties fo:font-size="16pt" officeooo:rsid="0057c24b" officeooo:paragraph-rsid="0057c24b" style:font-size-asian="14pt" style:font-size-complex="16pt"/>
    </style:style>
    <style:style style:name="P13" style:family="paragraph" style:parent-style-name="Standard">
      <style:text-properties fo:font-size="16pt" style:text-underline-style="solid" style:text-underline-width="auto" style:text-underline-color="font-color" officeooo:rsid="0017e462" officeooo:paragraph-rsid="0017e462" style:font-size-asian="14pt" style:font-size-complex="16pt"/>
    </style:style>
    <style:style style:name="P14" style:family="paragraph" style:parent-style-name="Standard">
      <style:text-properties fo:font-size="16pt" style:text-underline-style="solid" style:text-underline-width="auto" style:text-underline-color="font-color" officeooo:rsid="002ad6a8" officeooo:paragraph-rsid="0017e462" style:font-size-asian="14pt" style:font-size-complex="16pt"/>
    </style:style>
    <style:style style:name="P15" style:family="paragraph" style:parent-style-name="Standard">
      <style:text-properties fo:font-size="16pt" style:text-underline-style="solid" style:text-underline-width="auto" style:text-underline-color="font-color" officeooo:rsid="00596e0e" officeooo:paragraph-rsid="00596e0e" style:font-size-asian="14pt" style:font-size-complex="16pt"/>
    </style:style>
    <style:style style:name="P16" style:family="paragraph" style:parent-style-name="Standard">
      <style:text-properties fo:font-size="16pt" style:text-underline-style="none" officeooo:rsid="002ad6a8" officeooo:paragraph-rsid="002ad6a8" style:font-size-asian="14pt" style:font-size-complex="16pt"/>
    </style:style>
    <style:style style:name="P17" style:family="paragraph" style:parent-style-name="Standard">
      <style:text-properties fo:font-size="16pt" style:text-underline-style="none" officeooo:rsid="002c2998" officeooo:paragraph-rsid="002c2998" style:font-size-asian="14pt" style:font-size-complex="16pt"/>
    </style:style>
    <style:style style:name="P18" style:family="paragraph" style:parent-style-name="Standard">
      <style:text-properties fo:font-size="16pt" style:text-underline-style="none" officeooo:rsid="005af846" officeooo:paragraph-rsid="005af846" style:font-size-asian="14pt" style:font-size-complex="16pt"/>
    </style:style>
    <style:style style:name="P19" style:family="paragraph" style:parent-style-name="Standard">
      <style:text-properties fo:font-size="16pt" style:text-underline-style="none" officeooo:rsid="005ea049" officeooo:paragraph-rsid="005ea049" style:font-size-asian="14pt" style:font-size-complex="16pt"/>
    </style:style>
    <style:style style:name="T1" style:family="text">
      <style:text-properties fo:font-size="14pt" style:font-size-asian="12.25pt" style:font-size-complex="14pt"/>
    </style:style>
    <style:style style:name="T2" style:family="text">
      <style:text-properties fo:font-size="13pt" style:font-size-asian="13pt" style:font-size-complex="13pt"/>
    </style:style>
    <style:style style:name="T3" style:family="text">
      <style:text-properties fo:font-size="13pt" officeooo:rsid="0018f0ff" style:font-size-asian="13pt" style:font-size-complex="13pt"/>
    </style:style>
    <style:style style:name="T4" style:family="text">
      <style:text-properties fo:font-size="13pt" officeooo:rsid="001c5558" style:font-size-asian="13pt" style:font-size-complex="13pt"/>
    </style:style>
    <style:style style:name="T5" style:family="text">
      <style:text-properties fo:font-size="13pt" officeooo:rsid="001c56b1" style:font-size-asian="13pt" style:font-size-complex="13pt"/>
    </style:style>
    <style:style style:name="T6" style:family="text">
      <style:text-properties fo:font-size="13pt" officeooo:rsid="001df1d0" style:font-size-asian="13pt" style:font-size-complex="13pt"/>
    </style:style>
    <style:style style:name="T7" style:family="text">
      <style:text-properties fo:font-size="13pt" officeooo:rsid="001ef2ef" style:font-size-asian="13pt" style:font-size-complex="13pt"/>
    </style:style>
    <style:style style:name="T8" style:family="text">
      <style:text-properties fo:font-size="13pt" officeooo:rsid="00200bdf" style:font-size-asian="13pt" style:font-size-complex="13pt"/>
    </style:style>
    <style:style style:name="T9" style:family="text">
      <style:text-properties fo:font-size="13pt" officeooo:rsid="002189bd" style:font-size-asian="13pt" style:font-size-complex="13pt"/>
    </style:style>
    <style:style style:name="T10" style:family="text">
      <style:text-properties fo:font-size="13pt" officeooo:rsid="0025fd4a" style:font-size-asian="13pt" style:font-size-complex="13pt"/>
    </style:style>
    <style:style style:name="T11" style:family="text">
      <style:text-properties fo:font-size="13pt" officeooo:rsid="002d7f6a" style:font-size-asian="13pt" style:font-size-complex="13pt"/>
    </style:style>
    <style:style style:name="T12" style:family="text">
      <style:text-properties fo:font-size="13pt" officeooo:rsid="002ec13e" style:font-size-asian="13pt" style:font-size-complex="13pt"/>
    </style:style>
    <style:style style:name="T13" style:family="text">
      <style:text-properties fo:font-size="13pt" officeooo:rsid="003049d9" style:font-size-asian="13pt" style:font-size-complex="13pt"/>
    </style:style>
    <style:style style:name="T14" style:family="text">
      <style:text-properties fo:font-size="13pt" officeooo:rsid="003348c6" style:font-size-asian="13pt" style:font-size-complex="13pt"/>
    </style:style>
    <style:style style:name="T15" style:family="text">
      <style:text-properties fo:font-size="13pt" officeooo:rsid="00373747" style:font-size-asian="13pt" style:font-size-complex="13pt"/>
    </style:style>
    <style:style style:name="T16" style:family="text">
      <style:text-properties fo:font-size="13pt" officeooo:rsid="00386cb6" style:font-size-asian="13pt" style:font-size-complex="13pt"/>
    </style:style>
    <style:style style:name="T17" style:family="text">
      <style:text-properties fo:font-size="13pt" officeooo:rsid="003a34ea" style:font-size-asian="13pt" style:font-size-complex="13pt"/>
    </style:style>
    <style:style style:name="T18" style:family="text">
      <style:text-properties fo:font-size="13pt" officeooo:rsid="003b85b3" style:font-size-asian="13pt" style:font-size-complex="13pt"/>
    </style:style>
    <style:style style:name="T19" style:family="text">
      <style:text-properties fo:font-size="13pt" officeooo:rsid="003cc4fe" style:font-size-asian="13pt" style:font-size-complex="13pt"/>
    </style:style>
    <style:style style:name="T20" style:family="text">
      <style:text-properties fo:font-size="13pt" officeooo:rsid="003df01b" style:font-size-asian="13pt" style:font-size-complex="13pt"/>
    </style:style>
    <style:style style:name="T21" style:family="text">
      <style:text-properties fo:font-size="13pt" officeooo:rsid="003f0698" style:font-size-asian="13pt" style:font-size-complex="13pt"/>
    </style:style>
    <style:style style:name="T22" style:family="text">
      <style:text-properties fo:font-size="13pt" officeooo:rsid="004422c7" style:font-size-asian="13pt" style:font-size-complex="13pt"/>
    </style:style>
    <style:style style:name="T23" style:family="text">
      <style:text-properties fo:font-size="13pt" officeooo:rsid="004758d5" style:font-size-asian="13pt" style:font-size-complex="13pt"/>
    </style:style>
    <style:style style:name="T24" style:family="text">
      <style:text-properties fo:font-size="13pt" officeooo:rsid="004ee38a" style:font-size-asian="13pt" style:font-size-complex="13pt"/>
    </style:style>
    <style:style style:name="T25" style:family="text">
      <style:text-properties fo:font-size="13pt" fo:font-style="italic" style:font-size-asian="13pt" style:font-style-asian="italic" style:font-size-complex="13pt" style:font-style-complex="italic"/>
    </style:style>
    <style:style style:name="T26" style:family="text">
      <style:text-properties fo:font-size="13pt" fo:font-style="italic" officeooo:rsid="003f0698" style:font-size-asian="13pt" style:font-style-asian="italic" style:font-size-complex="13pt" style:font-style-complex="italic"/>
    </style:style>
    <style:style style:name="T27" style:family="text">
      <style:text-properties fo:font-size="13pt" fo:font-style="italic" officeooo:rsid="004422c7" style:font-size-asian="13pt" style:font-style-asian="italic" style:font-size-complex="13pt" style:font-style-complex="italic"/>
    </style:style>
    <style:style style:name="T28" style:family="text">
      <style:text-properties fo:font-size="13pt" fo:font-style="italic" officeooo:rsid="00456272" style:font-size-asian="13pt" style:font-style-asian="italic" style:font-size-complex="13pt" style:font-style-complex="italic"/>
    </style:style>
    <style:style style:name="T29" style:family="text">
      <style:text-properties fo:font-size="13pt" fo:font-style="italic" officeooo:rsid="00495d4d" style:font-size-asian="13pt" style:font-style-asian="italic" style:font-size-complex="13pt" style:font-style-complex="italic"/>
    </style:style>
    <style:style style:name="T30" style:family="text">
      <style:text-properties fo:font-size="13pt" fo:font-style="italic" officeooo:rsid="004b187f" style:font-size-asian="13pt" style:font-style-asian="italic" style:font-size-complex="13pt" style:font-style-complex="italic"/>
    </style:style>
    <style:style style:name="T31" style:family="text">
      <style:text-properties fo:font-size="13pt" fo:font-style="italic" officeooo:rsid="0050dceb" style:font-size-asian="13pt" style:font-style-asian="italic" style:font-size-complex="13pt" style:font-style-complex="italic"/>
    </style:style>
    <style:style style:name="T32" style:family="text">
      <style:text-properties fo:font-size="13pt" fo:font-style="italic" officeooo:rsid="0051ca9a" style:font-size-asian="13pt" style:font-style-asian="italic" style:font-size-complex="13pt" style:font-style-complex="italic"/>
    </style:style>
    <style:style style:name="T33" style:family="text">
      <style:text-properties fo:font-size="13pt" fo:font-style="italic" officeooo:rsid="00521de0" style:font-size-asian="13pt" style:font-style-asian="italic" style:font-size-complex="13pt" style:font-style-complex="italic"/>
    </style:style>
    <style:style style:name="T34" style:family="text">
      <style:text-properties fo:font-size="13pt" fo:font-style="normal" style:font-size-asian="13pt" style:font-style-asian="normal" style:font-size-complex="13pt" style:font-style-complex="normal"/>
    </style:style>
    <style:style style:name="T35" style:family="text">
      <style:text-properties fo:font-size="13pt" fo:font-style="normal" officeooo:rsid="0034ef86" style:font-size-asian="13pt" style:font-style-asian="normal" style:font-size-complex="13pt" style:font-style-complex="normal"/>
    </style:style>
    <style:style style:name="T36" style:family="text">
      <style:text-properties fo:font-size="13pt" fo:font-style="normal" officeooo:rsid="0035acb4" style:font-size-asian="13pt" style:font-style-asian="normal" style:font-size-complex="13pt" style:font-style-complex="normal"/>
    </style:style>
    <style:style style:name="T37" style:family="text">
      <style:text-properties fo:font-size="13pt" fo:font-style="normal" officeooo:rsid="003f0698" style:font-size-asian="13pt" style:font-style-asian="normal" style:font-size-complex="13pt" style:font-style-complex="normal"/>
    </style:style>
    <style:style style:name="T38" style:family="text">
      <style:text-properties fo:font-size="13pt" fo:font-style="normal" officeooo:rsid="004254f4" style:font-size-asian="13pt" style:font-style-asian="normal" style:font-size-complex="13pt" style:font-style-complex="normal"/>
    </style:style>
    <style:style style:name="T39" style:family="text">
      <style:text-properties fo:font-size="13pt" fo:font-style="normal" officeooo:rsid="00436a27" style:font-size-asian="13pt" style:font-style-asian="normal" style:font-size-complex="13pt" style:font-style-complex="normal"/>
    </style:style>
    <style:style style:name="T40" style:family="text">
      <style:text-properties fo:font-size="13pt" fo:font-style="normal" officeooo:rsid="004422c7" style:font-size-asian="13pt" style:font-style-asian="normal" style:font-size-complex="13pt" style:font-style-complex="normal"/>
    </style:style>
    <style:style style:name="T41" style:family="text">
      <style:text-properties fo:font-size="13pt" fo:font-style="normal" officeooo:rsid="00456272" style:font-size-asian="13pt" style:font-style-asian="normal" style:font-size-complex="13pt" style:font-style-complex="normal"/>
    </style:style>
    <style:style style:name="T42" style:family="text">
      <style:text-properties fo:font-size="13pt" fo:font-style="normal" officeooo:rsid="00495d4d" style:font-size-asian="13pt" style:font-style-asian="normal" style:font-size-complex="13pt" style:font-style-complex="normal"/>
    </style:style>
    <style:style style:name="T43" style:family="text">
      <style:text-properties fo:font-size="13pt" fo:font-style="normal" officeooo:rsid="0050dceb" style:font-size-asian="13pt" style:font-style-asian="normal" style:font-size-complex="13pt" style:font-style-complex="normal"/>
    </style:style>
    <style:style style:name="T44" style:family="text">
      <style:text-properties fo:font-size="13pt" fo:font-style="normal" officeooo:rsid="0051ca9a" style:font-size-asian="13pt" style:font-style-asian="normal" style:font-size-complex="13pt" style:font-style-complex="normal"/>
    </style:style>
    <style:style style:name="T45" style:family="text">
      <style:text-properties fo:font-size="13pt" fo:font-style="normal" officeooo:rsid="005385b9" style:font-size-asian="13pt" style:font-style-asian="normal" style:font-size-complex="13pt" style:font-style-complex="normal"/>
    </style:style>
    <style:style style:name="T46" style:family="text">
      <style:text-properties fo:font-size="13pt" fo:font-style="normal" officeooo:rsid="00565caf" style:font-size-asian="13pt" style:font-style-asian="normal" style:font-size-complex="13pt" style:font-style-complex="normal"/>
    </style:style>
    <style:style style:name="T47" style:family="text">
      <style:text-properties fo:font-size="13pt" fo:font-style="normal" officeooo:rsid="005c8fed" style:font-size-asian="13pt" style:font-style-asian="normal" style:font-size-complex="13pt" style:font-style-complex="normal"/>
    </style:style>
    <style:style style:name="T48" style:family="text">
      <style:text-properties fo:font-size="13pt" fo:font-style="normal" officeooo:rsid="005d042b" style:font-size-asian="13pt" style:font-style-asian="normal" style:font-size-complex="13pt" style:font-style-complex="normal"/>
    </style:style>
    <style:style style:name="T49" style:family="text">
      <style:text-properties fo:font-size="13pt" fo:font-style="normal" officeooo:rsid="005d6dce" style:font-size-asian="13pt" style:font-style-asian="normal" style:font-size-complex="13pt" style:font-style-complex="normal"/>
    </style:style>
    <style:style style:name="T50" style:family="text">
      <style:text-properties fo:font-size="13pt" fo:font-style="normal" officeooo:rsid="005d7780" style:font-size-asian="13pt" style:font-style-asian="normal" style:font-size-complex="13pt" style:font-style-complex="normal"/>
    </style:style>
    <style:style style:name="T51" style:family="text">
      <style:text-properties fo:font-size="13pt" fo:font-style="normal" officeooo:rsid="005e2267" style:font-size-asian="13pt" style:font-style-asian="normal" style:font-size-complex="13pt" style:font-style-complex="normal"/>
    </style:style>
    <style:style style:name="T52" style:family="text">
      <style:text-properties fo:font-size="13pt" fo:font-style="normal" officeooo:rsid="005e7509" style:font-size-asian="13pt" style:font-style-asian="normal" style:font-size-complex="13pt" style:font-style-complex="normal"/>
    </style:style>
    <style:style style:name="T53" style:family="text">
      <style:text-properties fo:font-size="13pt" fo:font-style="normal" officeooo:rsid="005f7709" style:font-size-asian="13pt" style:font-style-asian="normal" style:font-size-complex="13pt" style:font-style-complex="normal"/>
    </style:style>
    <style:style style:name="T54" style:family="text">
      <style:text-properties fo:font-size="13pt" fo:font-style="normal" officeooo:rsid="005f7bda" style:font-size-asian="13pt" style:font-style-asian="normal" style:font-size-complex="13pt" style:font-style-complex="normal"/>
    </style:style>
    <style:style style:name="T55" style:family="text">
      <style:text-properties fo:font-size="13pt" fo:font-style="normal" officeooo:rsid="00604b96" style:font-size-asian="13pt" style:font-style-asian="normal" style:font-size-complex="13pt" style:font-style-complex="normal"/>
    </style:style>
    <style:style style:name="T56" style:family="text">
      <style:text-properties fo:font-size="13pt" fo:font-style="normal" style:text-underline-style="none" officeooo:rsid="004ee38a" style:font-size-asian="13pt" style:font-style-asian="normal" style:font-size-complex="13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text:tab/><text:tab/><text:tab/><text:tab/><text:tab/><text:tab/><text:span text:style-name="T1"><text:tab/><text:tab/></text:span><text:span text:style-name="T2">Ethan Hamman, 10125341</text:span></text:p>
      <text:p text:style-name="P1"><text:span text:style-name="T2"/></text:p>
      <text:p text:style-name="P13"><text:span text:style-name="T3">Pseudo-Code</text:span><text:span text:style-name="T2">:</text:span></text:p>
      <text:p text:style-name="P14"><text:span text:style-name="T2"/></text:p>
      <text:p text:style-name="P16"><text:span text:style-name="T2">These algorithms work with my code where<text:line-break/>values = array of values in a node</text:span></text:p>
      <text:p text:style-name="P16"><text:span text:style-name="T2">links = array of links to other nodes</text:span></text:p>
      <text:p text:style-name="P17"><text:span text:style-name="T2">root has been saved and is readily accessible</text:span></text:p>
      <text:p text:style-name="P17"><text:span text:style-name="T2"/></text:p>
      <text:p text:style-name="P2"><text:span text:style-name="T2">Algorithm 1:</text:span></text:p>
      <text:p text:style-name="P2"><text:span text:style-name="T2"/></text:p>
      <text:p text:style-name="P2"><text:span text:style-name="T2">//</text:span><text:span text:style-name="T19">Actually mostly real code, goes through each node recursively until it returns -1 which</text:span></text:p>
      <text:p text:style-name="P2"><text:span text:style-name="T19">//means it found the number and printed it</text:span></text:p>
      <text:p text:style-name="P4"><text:span text:style-name="T2">root = </text:span><text:span text:style-name="T25">root node</text:span><text:span text:style-name="T34">;</text:span></text:p>
      <text:p text:style-name="P3"><text:span text:style-name="T8">int </text:span><text:span text:style-name="T11">findKey</text:span><text:span text:style-name="T2">(</text:span><text:span text:style-name="T12">int order</text:span><text:span text:style-name="T2">){</text:span></text:p>
      <text:p text:style-name="P3"><text:span text:style-name="T2"><text:tab/></text:span></text:p>
      <text:p text:style-name="P3"><text:span text:style-name="T2"><text:tab/></text:span><text:span text:style-name="T13">int o = 0;<text:tab/><text:tab/><text:tab/><text:tab/>//</text:span><text:span text:style-name="T14">Counter</text:span></text:p>
      <text:p text:style-name="P3"><text:span text:style-name="T14"/></text:p>
      <text:p text:style-name="P3"><text:span text:style-name="T14"><text:tab/></text:span><text:span text:style-name="T20">if(isLeaf()){</text:span></text:p>
      <text:p text:style-name="P3"><text:span text:style-name="T20"><text:tab/><text:tab/></text:span><text:span text:style-name="T21">int v = </text:span><text:span text:style-name="T26">number of values</text:span><text:span text:style-name="T37">;</text:span></text:p>
      <text:p text:style-name="P3"><text:span text:style-name="T37"><text:tab/><text:tab/></text:span><text:span text:style-name="T38">for(int val : value){</text:span></text:p>
      <text:p text:style-name="P3"><text:span text:style-name="T38"><text:tab/><text:tab/><text:tab/></text:span><text:span text:style-name="T39">if(o != order)</text:span></text:p>
      <text:p text:style-name="P3"><text:span text:style-name="T39"><text:tab/><text:tab/><text:tab/><text:tab/>o++</text:span></text:p>
      <text:p text:style-name="P3"><text:span text:style-name="T39"><text:tab/><text:tab/><text:tab/>else{</text:span></text:p>
      <text:p text:style-name="P3"><text:span text:style-name="T39"><text:tab/><text:tab/><text:tab/><text:tab/>System.out.println(values[o]);</text:span></text:p>
      <text:p text:style-name="P3"><text:span text:style-name="T39"><text:tab/><text:tab/><text:tab/><text:tab/>return -1;</text:span></text:p>
      <text:p text:style-name="P3"><text:span text:style-name="T39"><text:tab/><text:tab/><text:tab/>}</text:span></text:p>
      <text:p text:style-name="P3"><text:span text:style-name="T38"><text:tab/><text:tab/>}</text:span></text:p>
      <text:p text:style-name="P3"><text:span text:style-name="T20"><text:tab/>}</text:span></text:p>
      <text:p text:style-name="P5"><text:span text:style-name="T2"><text:tab/>int c = </text:span><text:span text:style-name="T25">number of links</text:span><text:span text:style-name="T34">;</text:span></text:p>
      <text:p text:style-name="P3"><text:span text:style-name="T2"><text:tab/></text:span><text:span text:style-name="T4">for(</text:span><text:span text:style-name="T6">int i=0; i&lt; c; i++)</text:span><text:span text:style-name="T5">{</text:span></text:p>
      <text:p text:style-name="P3"><text:span text:style-name="T5"><text:tab/><text:tab/></text:span><text:span text:style-name="T9">int temp = </text:span><text:span text:style-name="T8">links[c].reportKeys</text:span><text:span text:style-name="T9">(</text:span><text:span text:style-name="T24">order</text:span><text:span text:style-name="T9">);</text:span></text:p>
      <text:p text:style-name="P3"><text:span text:style-name="T9"><text:tab/><text:tab/></text:span><text:span text:style-name="T17">if(temp != -1){<text:tab/><text:tab/><text:tab/><text:tab/>//</text:span><text:span text:style-name="T18">Number hasnt been found</text:span></text:p>
      <text:p text:style-name="P3"><text:span text:style-name="T9"><text:tab/><text:tab/><text:tab/></text:span><text:span text:style-name="T36">o += temp;</text:span></text:p>
      <text:p text:style-name="P3"><text:span text:style-name="T5"><text:tab/><text:tab/><text:tab/></text:span><text:span text:style-name="T7">if(i&lt;c){</text:span></text:p>
      <text:p text:style-name="P3"><text:span text:style-name="T7"><text:tab/><text:tab/><text:tab/><text:tab/></text:span><text:span text:style-name="T35">o++;</text:span></text:p>
      <text:p text:style-name="P3"><text:span text:style-name="T5"><text:tab/><text:tab/><text:tab/></text:span><text:span text:style-name="T10">}</text:span></text:p>
      <text:p text:style-name="P7"><text:span text:style-name="T10"><text:tab/><text:tab/><text:tab/></text:span><text:span text:style-name="T2">if(o == order)</text:span><text:span text:style-name="T15">{</text:span></text:p>
      <text:p text:style-name="P7"><text:span text:style-name="T2"><text:tab/><text:tab/><text:tab/><text:tab/>System.out.println(values[o]);</text:span></text:p>
      <text:p text:style-name="P7"><text:span text:style-name="T2"><text:tab/><text:tab/><text:tab/><text:tab/></text:span><text:span text:style-name="T15">return -1;</text:span></text:p>
      <text:p text:style-name="P7"><text:span text:style-name="T15"><text:tab/><text:tab/><text:tab/></text:span><text:span text:style-name="T16">}</text:span></text:p>
      <text:p text:style-name="P8"><text:span text:style-name="T16"><text:tab/><text:tab/></text:span><text:span text:style-name="T2">}</text:span></text:p>
      <text:p text:style-name="P3"><text:span text:style-name="T2"><text:tab/></text:span><text:span text:style-name="T10">}</text:span></text:p>
      <text:p text:style-name="P3"><text:span text:style-name="T2">}</text:span></text:p>
      <text:p text:style-name="P3"><text:span text:style-name="T2"/></text:p>
      <text:p text:style-name="P6"><text:soft-page-break/><text:span text:style-name="T2">Algorithm 2:</text:span></text:p>
      <text:p text:style-name="P6"><text:span text:style-name="T2"/></text:p>
      <text:p text:style-name="P6"><text:span text:style-name="T2"/></text:p>
      <text:p text:style-name="P3"><text:span text:style-name="T2">//</text:span><text:span text:style-name="T22">For this I would replace </text:span><text:span text:style-name="T27">links</text:span><text:span text:style-name="T40"> with an arraylist of objects defined as:</text:span></text:p>
      <text:p text:style-name="P3"><text:span text:style-name="T40"/></text:p>
      <text:p text:style-name="P9"><text:span text:style-name="T34">class </text:span><text:span text:style-name="T42">link</text:span><text:span text:style-name="T34">{</text:span></text:p>
      <text:p text:style-name="P9"><text:span text:style-name="T34"><text:tab/></text:span><text:span text:style-name="T41">btree </text:span><text:span text:style-name="T28">pointer</text:span></text:p>
      <text:p text:style-name="P9"><text:span text:style-name="T34"><text:tab/></text:span><text:span text:style-name="T41">int </text:span><text:span text:style-name="T28">number of keys</text:span></text:p>
      <text:p text:style-name="P9"><text:span text:style-name="T34">}</text:span></text:p>
      <text:p text:style-name="P3"><text:span text:style-name="T2"/></text:p>
      <text:p text:style-name="P3"><text:span text:style-name="T2">//</text:span><text:span text:style-name="T23">Actual Algorithm</text:span></text:p>
      <text:p text:style-name="P3"><text:span text:style-name="T23"/></text:p>
      <text:p text:style-name="P10"><text:span text:style-name="T23">r</text:span><text:span text:style-name="T2">oot = </text:span><text:span text:style-name="T25">root node</text:span><text:span text:style-name="T34">;</text:span></text:p>
      <text:p text:style-name="P10"><text:span text:style-name="T34"/></text:p>
      <text:p text:style-name="P10"><text:span text:style-name="T34">int findKey(int order){</text:span></text:p>
      <text:p text:style-name="P10"><text:span text:style-name="T34"><text:tab/></text:span></text:p>
      <text:p text:style-name="P10"><text:span text:style-name="T34"><text:tab/></text:span><text:span text:style-name="T29">iterate through </text:span><text:span text:style-name="T32">root </text:span><text:span text:style-name="T29">links until summed number of keys becomes greater </text:span><text:span text:style-name="T30">by</text:span><text:span text:style-name="T29"> link at position c, </text:span><text:span text:style-name="T33">unless summed links become order-1, then it is value after link</text:span></text:p>
      <text:p text:style-name="P10"><text:span text:style-name="T31"/></text:p>
      <text:p text:style-name="P10"><text:span text:style-name="T31"><text:tab/></text:span><text:span text:style-name="T43">//</text:span><text:span text:style-name="T44">If not found </text:span><text:span text:style-name="T45">recurse through btrees in link</text:span></text:p>
      <text:p text:style-name="P10"><text:span text:style-name="T29"><text:tab/></text:span><text:span text:style-name="T56">return links[c].findKey(order);</text:span></text:p>
      <text:p text:style-name="P10"><text:span text:style-name="T34"/></text:p>
      <text:p text:style-name="P10"><text:span text:style-name="T34">}</text:span></text:p>
      <text:p text:style-name="P10"><text:span text:style-name="T34"/></text:p>
      <text:p text:style-name="P10"><text:span text:style-name="T34">//</text:span><text:span text:style-name="T46">The change of the link objects means everytime a child is updated it would need to:<text:line-break/>1. </text:span><text:span text:style-name="T48">Add 1 to link from root</text:span></text:p>
      <text:p text:style-name="P11"><text:span text:style-name="T34">2. </text:span><text:span text:style-name="T48">Recurse, adding 1 to every link it passes</text:span></text:p>
      <text:p text:style-name="P11"><text:span text:style-name="T34">3. </text:span><text:span text:style-name="T48">Update parent </text:span><text:span text:style-name="T49">link</text:span></text:p>
      <text:p text:style-name="P12"><text:span text:style-name="T34">This adds time</text:span></text:p>
      <text:p text:style-name="P12"><text:span text:style-name="T34"/></text:p>
      <text:p text:style-name="P12"><text:span text:style-name="T34"/></text:p>
      <text:p text:style-name="P15"><text:span text:style-name="T34">Written Responses</text:span></text:p>
      <text:p text:style-name="P15"><text:span text:style-name="T34"/></text:p>
      <text:p text:style-name="P18"><text:span text:style-name="T34">1. </text:span><text:span text:style-name="T47">Algorithm 2 would be faster </text:span><text:span text:style-name="T50">for a search,</text:span><text:span text:style-name="T47"> since it doesn't need to go into every subtree, it would just add the counts for every link. </text:span><text:span text:style-name="T51">Algorithm 2 would take up more space, since it has an object for every link instead of just a pointer. </text:span><text:span text:style-name="T52">The updating of every link in every addition/deletion would also take more time, so I think algorithm 1 would be much better overall.</text:span></text:p>
      <text:p text:style-name="P18"><text:span text:style-name="T52"/></text:p>
      <text:p text:style-name="P19"><text:span text:style-name="T52">2. </text:span><text:span text:style-name="T53">Changing the order of the B-tree would have no effect for algorithm one, it would still need to recurse through every key until it finds what it is looking for. </text:span><text:span text:style-name="T54">I think the time for algorithm 2 would go up as the order goes down, and vice versa. My reason for believing this is that since it counts the number of keys in each subtree, if there are more subtrees (lower order), it would need to go through more, </text:span><text:span text:style-name="T55">and</text:span><text:span text:style-name="T54"> I could see that slowing it d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21:24:53.502297636</meta:creation-date>
    <dc:date>2016-02-27T22:06:05.731724210</dc:date>
    <meta:editing-duration>PT40M36S</meta:editing-duration>
    <meta:editing-cycles>76</meta:editing-cycles>
    <meta:generator>LibreOffice/5.0.5.2$Linux_X86_64 LibreOffice_project/00m0$Build-2</meta:generator>
    <meta:document-statistic meta:table-count="0" meta:image-count="0" meta:object-count="0" meta:page-count="2" meta:paragraph-count="59" meta:word-count="403" meta:character-count="2279" meta:non-whitespace-character-count="1847"/>
  </office:meta>
</office:document-meta>
</file>